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1583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2.1772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1.645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6"/>
          <table:table-cell>
            <draw:frame draw:z-index="0" draw:name="Chart 1" draw:style-name="gr1" svg:width="4.9516in" svg:height="2.5693in" svg:x="0.3264in" svg:y="0in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table:number-columns-repeated="1023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6" table:default-cell-style-name="ce1"/>
        <table:table-column table:style-name="co5" table:number-columns-repeated="1023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5in" svg:height="3in" svg:x="0.0555in" svg:y="0.0417in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7" table:default-cell-style-name="ce1"/>
        <table:table-column table:style-name="co5" table:number-columns-repeated="1023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5in" svg:height="3in" svg:x="0in" svg:y="0in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5in" svg:height="3in" svg:x="0.6776in" svg:y="0.1319in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Microsoft Office User</meta:initial-creator>
    <meta:creation-date>2019-02-20T15:47:33Z</meta:creation-date>
    <dc:date>2022-11-13T13:29:25.817315115</dc:date>
    <meta:editing-duration>PT39S</meta:editing-duration>
    <meta:editing-cycles>1</meta:editing-cycles>
    <meta:document-statistic meta:table-count="4" meta:cell-count="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4.004cm" svg:y="0.266cm" chart:style-name="ch2">
          <text:p>impacto concurrencia</text:p>
        </chart:title>
        <chart:plot-area chart:style-name="ch3" table:cell-range-address="impacto_concurrencia.A3:impacto_concurrencia.B6" chart:data-source-has-labels="both" svg:x="1.258cm" svg:y="1.195cm" svg:width="11.069cm" svg:height="5.202cm">
          <chart:coordinate-region svg:x="1.677cm" svg:y="1.355cm" svg:width="10.65cm" svg:height="4.474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4.826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NaN">
                <text:p>NaN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67cm" svg:y="0.288cm" chart:style-name="ch2">
          <text:p>impacto afinidad</text:p>
        </chart:title>
        <chart:plot-area chart:style-name="ch3" table:cell-range-address="impacto_afinidad.A2:impacto_afinidad.B5" chart:data-source-has-labels="both" svg:x="1.261cm" svg:y="1.239cm" svg:width="11.185cm" svg:height="6.229cm">
          <chart:coordinate-region svg:x="1.68cm" svg:y="1.399cm" svg:width="10.766cm" svg:height="5.501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NaN">
                <text:p>NaN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28cm" svg:y="0.288cm" chart:style-name="ch2">
          <text:p>detección grupos</text:p>
        </chart:title>
        <chart:plot-area chart:style-name="ch3" table:cell-range-address="deteccion_grupos.A2:deteccion_grupos.B6" chart:data-source-has-labels="both" svg:x="1.261cm" svg:y="1.239cm" svg:width="11.185cm" svg:height="6.229cm">
          <chart:coordinate-region svg:x="1.68cm" svg:y="1.239cm" svg:width="10.766cm" svg:height="2.432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NaN">
                <text:p>NaN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column-mapping="0" chart:style-name="ch1">
        <chart:title svg:x="4.448cm" svg:y="0.288cm" chart:style-name="ch2">
          <text:p>impacto prioridad</text:p>
        </chart:title>
        <chart:legend chart:legend-position="bottom" svg:x="2.675cm" svg:y="7.1cm" style:legend-expansion="wide" chart:style-name="ch3"/>
        <chart:plot-area chart:style-name="ch4" table:cell-range-address="impacto_prioridad.A2:impacto_prioridad.C5" chart:data-source-has-labels="both" svg:x="0.254cm" svg:y="1.239cm" svg:width="12.192cm" svg:height="5.525cm">
          <chart:coordinate-region svg:x="0.673cm" svg:y="1.399cm" svg:width="11.773cm" svg:height="4.797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NaN">
                <text:p>NaN</text:p>
                <draw:g>
                  <svg:desc>impacto_prioridad.B3:impacto_prioridad.B5</svg:desc>
                </draw:g>
              </table:table-cell>
              <table:table-cell office:value-type="float" office:value="NaN">
                <text:p>NaN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